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6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06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5061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float" office:value="1">
            <text:p>1.00E+00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2.00E+00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float" office:value="3">
            <text:p>3.00E+00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